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79cm" fo:min-width="3.86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2.707cm" fo:min-width="3.866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349cm" fo:min-width="0.079cm"/>
    </style:style>
    <style:style style:name="P1" style:family="paragraph">
      <style:paragraph-properties fo:text-align="center"/>
      <style:text-properties style:font-name="源ノ角ゴシック JP Medium"/>
    </style:style>
    <style:style style:name="P2" style:family="paragraph">
      <loext:graphic-properties draw:fill="none"/>
      <style:paragraph-properties fo:text-align="center"/>
      <style:text-properties style:font-name="源ノ角ゴシック JP Medium"/>
    </style:style>
    <style:style style:name="P3" style:family="paragraph">
      <style:paragraph-properties fo:text-align="start"/>
      <style:text-properties style:font-name="源ノ角ゴシック JP Medium"/>
    </style:style>
    <style:style style:name="P4" style:family="paragraph">
      <loext:graphic-properties draw:fill="none"/>
      <style:paragraph-properties fo:text-align="start"/>
      <style:text-properties style:font-name="源ノ角ゴシック JP Medium"/>
    </style:style>
    <style:style style:name="P5" style:family="paragraph">
      <loext:graphic-properties draw:fill-color="#000000"/>
      <style:paragraph-properties fo:text-align="center"/>
      <style:text-properties style:font-name="源ノ角ゴシック JP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446cm" svg:height="1.309cm" svg:x="2.446cm" svg:y="1.946cm">
          <text:p text:style-name="P1">kinds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6cm" svg:height="3.037cm" svg:x="2.446cm" svg:y="3.246cm">
          <text:p text:style-name="P3">Id</text:p>
          <text:p text:style-name="P3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6cm" svg:height="1.309cm" svg:x="11.046cm" svg:y="1.946cm">
          <text:p text:style-name="P1">animals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446cm" svg:height="3.037cm" svg:x="11.046cm" svg:y="3.246cm">
          <text:p text:style-name="P3">kindid(FK)</text:p>
          <text:p text:style-name="P3">nam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892cm" svg:y1="4.764cm" svg:x2="11.046cm" svg:y2="4.764cm" draw:start-shape="id1" draw:end-shape="id2" draw:end-glue-point="3" svg:d="M6892 4764h4154" svg:viewBox="0 0 4155 1">
          <text:p/>
        </draw:connector>
        <draw:custom-shape draw:style-name="gr4" draw:text-style-name="P5" draw:layer="layout" svg:width="0.819cm" svg:height="0.845cm" svg:x="10.256cm" svg:y="4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2:43:17.092000000</meta:creation-date>
    <dc:date>2019-04-10T02:53:44.266000000</dc:date>
    <meta:editing-duration>PT10M27S</meta:editing-duration>
    <meta:editing-cycles>1</meta:editing-cycles>
    <meta:document-statistic meta:object-count="6"/>
    <meta:generator>LibreOffice/5.4.4.2$Windows_X86_64 LibreOffice_project/2524958677847fb3bb44820e40380acbe820f960</meta:generator>
  </office:meta>
</office:document-meta>
</file>